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-dash="Fine_20_Dashe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3.864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7.021cm" svg:height="7.86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29cm" svg:height="5.609cm" svg:x="1.446cm" svg:y="1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2.899cm" svg:height="0.995cm" svg:x="12.842cm" svg:y="1.449cm">
          <text:p text:style-name="P1">Rang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.899cm" svg:height="0.995cm" svg:x="12.842cm" svg:y="2.933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2.899cm" svg:height="0.995cm" svg:x="12.842cm" svg:y="4.467cm"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0.961cm" svg:height="0.354cm" svg:x="1.635cm" svg:y="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0.961cm" svg:height="0.354cm" svg:x="1.635cm" svg:y="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0.961cm" svg:height="0.354cm" svg:x="1.635cm" svg:y="2.27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96cm" svg:y1="1.761cm" svg:x2="12.842cm" svg:y2="1.946cm" draw:start-shape="id1" draw:start-glue-point="1" draw:end-shape="id2" svg:d="m2596 1761 10246 185">
          <text:p/>
        </draw:connector>
        <draw:connector draw:style-name="gr4" draw:text-style-name="P1" draw:layer="layout" draw:type="line" svg:x1="2.596cm" svg:y1="2.115cm" svg:x2="12.842cm" svg:y2="3.43cm" draw:start-shape="id3" draw:start-glue-point="1" draw:end-shape="id4" draw:end-glue-point="3" svg:d="m2596 2115 10246 1315">
          <text:p/>
        </draw:connector>
        <draw:connector draw:style-name="gr4" draw:text-style-name="P1" draw:layer="layout" draw:type="line" svg:x1="2.596cm" svg:y1="2.452cm" svg:x2="12.842cm" svg:y2="4.964cm" draw:start-shape="id5" draw:start-glue-point="1" draw:end-shape="id6" draw:end-glue-point="3" svg:d="m2596 2452 10246 2512">
          <text:p/>
        </draw:connector>
        <draw:custom-shape draw:style-name="gr1" draw:text-style-name="P1" draw:layer="layout" svg:width="3.978cm" svg:height="0.522cm" svg:x="1.702cm" svg:y="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702cm" svg:y="4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702cm" svg:y="5.24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702cm" svg:y1="4.617cm" svg:x2="1.702cm" svg:y2="5.325cm">
          <text:p/>
        </draw:line>
        <draw:line draw:style-name="gr5" draw:text-style-name="P1" draw:layer="layout" svg:x1="5.68cm" svg:y1="4.617cm" svg:x2="5.68cm" svg:y2="5.393cm">
          <text:p/>
        </draw:line>
        <draw:frame draw:style-name="gr6" draw:layer="layout" svg:width="5.027cm" svg:height="1.017cm" svg:x="1.434cm" svg:y="5.747cm">
          <draw:text-box>
            <text:p>DFAROW d_row</text:p>
          </draw:text-box>
        </draw:frame>
        <draw:frame draw:style-name="gr6" draw:layer="layout" svg:width="1.632cm" svg:height="1.017cm" svg:x="5.393cm" svg:y="7.179cm">
          <draw:text-box>
            <text:p>DFA</text:p>
          </draw:text-box>
        </draw:frame>
        <draw:custom-shape draw:style-name="gr7" draw:text-style-name="P1" draw:layer="layout" svg:width="4.348cm" svg:height="2.124cm" svg:x="6.64cm" svg:y="3.72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439cm" svg:height="1.783cm" svg:x="6.708cm" svg:y="3.808cm">
          <draw:text-box>
            <text:p>vector&lt;</text:p>
            <text:p>set&lt;size_t&gt;&gt;</text:p>
          </draw:text-box>
        </draw:frame>
        <draw:frame draw:style-name="gr6" draw:layer="layout" svg:width="3.368cm" svg:height="1.017cm" svg:x="7.214cm" svg:y="5.831cm">
          <draw:text-box>
            <text:p>d_stateSet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31M13S</meta:editing-duration>
    <meta:editing-cycles>7</meta:editing-cycles>
    <dc:date>2010-12-22T12:11:57</dc:date>
    <meta:generator>OpenOffice.org/3.2$Linux OpenOffice.org_project/320m19$Build-9505</meta:generator>
    <meta:document-statistic meta:object-count="44"/>
  </office:meta>
</office:document-meta>
</file>